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ddbf"/>
    </style:style>
    <style:style style:name="P2" style:family="paragraph" style:parent-style-name="Standard">
      <style:paragraph-properties fo:text-align="center" style:justify-single-word="false"/>
      <style:text-properties fo:font-weight="bold" officeooo:paragraph-rsid="000addbf" style:font-weight-asian="bold" style:font-weight-complex="bold"/>
    </style:style>
    <style:style style:name="T1" style:family="text">
      <style:text-properties officeooo:rsid="000addbf"/>
    </style:style>
    <style:style style:name="T2" style:family="text">
      <style:text-properties fo:font-weight="bold" style:font-weight-asian="bold" style:font-weight-complex="bold"/>
    </style:style>
    <style:style style:name="T3" style:family="text">
      <style:text-properties fo:font-weight="bold" officeooo:rsid="000addbf"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0954d" style:font-style-asian="italic" style:font-style-complex="italic"/>
    </style:style>
    <style:style style:name="T6" style:family="text">
      <style:text-properties fo:font-style="italic" officeooo:rsid="000addbf" style:font-style-asian="italic" style:font-style-complex="italic"/>
    </style:style>
    <style:style style:name="T7" style:family="text">
      <style:text-properties fo:font-style="italic" officeooo:rsid="000c1dae" style:font-style-asian="italic" style:font-style-complex="italic"/>
    </style:style>
    <style:style style:name="T8" style:family="text">
      <style:text-properties officeooo:rsid="0020954d"/>
    </style:style>
    <style:style style:name="T9" style:family="text">
      <style:text-properties fo:font-style="normal" officeooo:rsid="000c1dae" style:font-style-asian="normal" style:font-style-complex="normal"/>
    </style:style>
    <style:style style:name="T10" style:family="text">
      <style:text-properties fo:font-style="normal" officeooo:rsid="0020954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text:span text:style-name="T1">O</text:span>neWire</text:p>
      <text:p text:style-name="P1"/>
      <text:p text:style-name="P1">This module manages each pin <text:span text:style-name="T1">assignation for one wire comunication. For this module to work on an esp8266, the file “</text:span><text:span text:style-name="T6">OneWireFirmata.cpp”</text:span><text:span text:style-name="T1"> in the “</text:span><text:span text:style-name="T5">scr”</text:span><text:span text:style-name="T8"> directory of ConfigurableFirmata has to be pacthed, the right file is in </text:span><text:span text:style-name="T5">“arduino code” </text:span><text:span text:style-name="T9">part</text:span><text:span text:style-name="T10">.</text:span></text:p>
      <text:p text:style-name="P1"/>
      <text:p text:style-name="P1">The main properties are:</text:p>
      <text:p text:style-name="P1"><text:span text:style-name="T2">Board</text:span>: Instance of the <text:span text:style-name="T1">board</text:span> to which it belongs.</text:p>
      <text:p text:style-name="P1"><text:span text:style-name="T2">OneWirePin</text:span>: Pin used for the module.</text:p>
      <text:p text:style-name="P1"><text:span text:style-name="T2">Device</text:span>: Identifier of the physical device connected to the <text:span text:style-name="T1">one</text:span> <text:span text:style-name="T1">w</text:span>ire bus.</text:p>
      <text:p text:style-name="P1"/>
      <text:p text:style-name="P1"><text:span text:style-name="T3">OneWire</text:span><text:span text:style-name="T2">Pin</text:span> is checked only when trying to activate the corresponding instance, showing an error if it was the case, it is also checked if the pin is assigned to another instance or belongs to an active module. <text:span text:style-name="T1">When a instance is activated pin is configured for that bus.</text:span></text:p>
      <text:p text:style-name="P1"/>
      <text:p text:style-name="P1">Important events:</text:p>
      <text:p text:style-name="P1"><text:span text:style-name="T2">OnSearch</text:span>: after the function <text:span text:style-name="T2">Search</text:span> returns the IDs of the physical devices found on the bus. <text:span text:style-name="T2">OnOneWireAlarm</text:span>: after the <text:span text:style-name="T2">AlarmSearch</text:span> function, it returns the IDs of the devices in alarm state.</text:p>
      <text:p text:style-name="P1"><text:span text:style-name="T2">OnOneWireData</text:span>: reports the requested data to a device.</text:p>
      <text:p text:style-name="P1"/>
      <text:p text:style-name="P1">The most important functions:</text:p>
      <text:p text:style-name="P1"><text:span text:style-name="T2">ResetAndSelect</text:span>: Reinitializes the bus and selects a physical device.</text:p>
      <text:p text:style-name="P1"><text:span text:style-name="T2">Read</text:span>: Read device data, <text:span text:style-name="T1">data is sent to client by the </text:span><text:span text:style-name="T2">OnOneWireData</text:span> event, the <text:span text:style-name="T2">correlation</text:span> parameter indicates the requested data.</text:p>
      <text:p text:style-name="P1"><text:span text:style-name="T2">Write</text:span>: write data to the device.</text:p>
      <text:p text:style-name="P1"><text:span text:style-name="T2">WriteAndRead</text:span>: write an order and read the answer of that order sent by the <text:span text:style-name="T4">OnOneWireData</text:span> event.</text:p>
      <text:p text:style-name="P1"><text:span text:style-name="T2">Skip</text:span>: Tells the bus, command is sent to all bus devi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25:57.041765261</meta:creation-date>
    <dc:date>2019-06-12T10:10:05.141000000</dc:date>
    <meta:editing-duration>PT14M33S</meta:editing-duration>
    <meta:editing-cycles>3</meta:editing-cycles>
    <meta:generator>LibreOffice/6.2.4.2$Windows_X86_64 LibreOffice_project/2412653d852ce75f65fbfa83fb7e7b669a126d64</meta:generator>
    <meta:document-statistic meta:table-count="0" meta:image-count="0" meta:object-count="0" meta:page-count="1" meta:paragraph-count="16" meta:word-count="226" meta:character-count="1374" meta:non-whitespace-character-count="1164"/>
  </office:meta>
</office:document-meta>
</file>